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11.317cm"/>
    </style:style>
    <style:style style:name="co8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7.009cm"/>
    </style:style>
    <style:style style:name="co6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5.112cm"/>
    </style:style>
    <style:style style:name="co10" style:family="table-column">
      <style:table-column-properties fo:break-before="auto" style:column-width="18.36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7"/>
        <table:table-column table:style-name="co6" table:default-cell-style-name="ce11"/>
        <table:table-column table:style-name="co9" table:default-cell-style-name="ce15"/>
        <table:table-column table:style-name="co10" table:default-cell-style-name="ce15"/>
        <table:table-column table:style-name="co5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8" office:value-type="string">
            <text:p>level</text:p>
          </table:table-cell>
          <table:table-cell table:style-name="ce5" office:value-type="string">
            <text:p>problem</text:p>
          </table:table-cell>
          <table:table-cell table:style-name="ce5" office:value-type="string">
            <text:p>note</text:p>
          </table:table-cell>
          <table:table-cell table:style-name="ce5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float" office:value="2">
            <text:p>2</text:p>
          </table:table-cell>
          <table:table-cell table:style-name="ce13" office:value-type="string">
            <text:p>Wynik meczu</text:p>
          </table:table-cell>
          <table:table-cell table:style-name="ce13"/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3" office:value-type="string">
            <text:p>Najwiekszy plus</text:p>
          </table:table-cell>
          <table:table-cell table:style-name="ce13"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Ploty</text:p>
          </table:table-cell>
          <table:table-cell table:style-name="ce14"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Czekolada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Roznorodnosc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3" office:value-type="string">
            <text:p>Notowania akcji</text:p>
          </table:table-cell>
          <table:table-cell table:style-name="ce13"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Spacery po drzewie binarnym</text:p>
          </table:table-cell>
          <table:table-cell table:style-name="ce14"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Usuwanka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Ciag rosnacy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Scrabble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4" office:value-type="string">
            <text:p>Drabina z nici</text:p>
          </table:table-cell>
          <table:table-cell table:style-name="ce14"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office:value-type="float" office:value="3">
            <text:p>3</text:p>
          </table:table-cell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Stabilny ciag</text:p>
          </table:table-cell>
          <table:table-cell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office:value-type="float" office:value="3">
            <text:p>3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Ustawianie gonca</text:p>
          </table:table-cell>
          <table:table-cell table:style-name="ce10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Piramida liczbowa</text:p>
          </table:table-cell>
          <table:table-cell table:style-name="ce10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Podzielnosc kontraktuje</text:p>
          </table:table-cell>
          <table:table-cell table:style-name="ce16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Reforma drogowa</text:p>
          </table:table-cell>
          <table:covered-table-cell table:style-name="ce10"/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Bezbledne sortowanie</text:p>
          </table:table-cell>
          <table:covered-table-cell table:style-name="ce10"/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Liczby krolewskie OIG</text:p>
          </table:table-cell>
          <table:table-cell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Gotowka OIG</text:p>
          </table:table-cell>
          <table:table-cell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Zarowki OIG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Drzewa OIG</text:p>
          </table:table-cell>
          <table:table-cell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Obwarzanki OIG</text:p>
          </table:table-cell>
          <table:table-cell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Skrzaty OIG</text:p>
          </table:table-cell>
          <table:table-cell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Wiersz OIG</text:p>
          </table:table-cell>
          <table:table-cell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2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>
            <text:p>learn lambda for sor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itializer l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in segment tre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1">21.05.2025</text:date>, <text:time>19:44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5-21T19:44:16.52</dc:date>
    <dc:creator>Marek P3mar</dc:creator>
    <meta:editing-duration>PT2H27M24S</meta:editing-duration>
    <meta:editing-cycles>82</meta:editing-cycles>
    <meta:generator>OpenOffice/4.1.13$Win32 OpenOffice.org_project/4113m1$Build-9810</meta:generator>
    <meta:document-statistic meta:table-count="2" meta:cell-count="105" meta:object-count="0"/>
  </office:meta>
</office:document-meta>
</file>